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DC000004654C825DD2.jpg"/>
  <manifest:file-entry manifest:media-type="image/jpeg" manifest:full-path="Pictures/10000000000005DC0000046590B5A046.jpg"/>
  <manifest:file-entry manifest:media-type="image/png" manifest:full-path="Pictures/10000000000000200000002000309F1C.png"/>
  <manifest:file-entry manifest:media-type="image/jpeg" manifest:full-path="Pictures/10000000000005DC00000465C9BA98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004586" draw:textarea-vertical-align="middle" draw:auto-grow-height="false" fo:min-height="0cm" fo:min-width="0cm"/>
    </style:style>
    <style:style style:name="gr7" style:family="graphic" style:parent-style-name="standard">
      <style:graphic-properties draw:fill-color="#ff420e" draw:textarea-vertical-align="middle" draw:auto-grow-height="false" fo:min-height="0cm" fo:min-width="0cm"/>
    </style:style>
    <style:style style:name="gr8" style:family="graphic" style:parent-style-name="standard">
      <style:graphic-properties draw:fill-color="#579d1c" draw:textarea-vertical-align="middle" draw:auto-grow-height="false" fo:min-height="0cm" fo:min-width="0cm"/>
    </style:style>
    <style:style style:name="gr9" style:family="graphic" style:parent-style-name="standard">
      <style:graphic-properties draw:fill-color="#ffd320" draw:textarea-vertical-align="middle" draw:auto-grow-height="false" fo:min-height="0cm" fo:min-width="0cm"/>
    </style:style>
    <style:style style:name="gr10" style:family="graphic" style:parent-style-name="standard">
      <style:graphic-properties draw:fill-color="#7e0021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width="0.152cm" svg:stroke-color="#004586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svg:stroke-color="#c5000b" draw:marker-end="Arrow" draw:marker-end-width="0.3cm"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767cm" fo:min-width="0cm" fo:padding-top="0cm" fo:padding-bottom="0cm" fo:padding-left="0cm" fo:padding-right="0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201cm" fo:min-width="0cm" fo:padding-top="0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99cm" fo:min-width="0cm" fo:padding-top="0.118cm" fo:padding-bottom="0.118cm" fo:padding-left="0.235cm" fo:padding-right="0.235cm" fo:wrap-option="no-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77cm" fo:min-width="0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7" style:family="presentation" style:parent-style-name="Default-title">
      <style:graphic-properties draw:auto-grow-height="true" fo:min-height="1.677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3.773cm"/>
    </style:style>
    <style:style style:name="pr10" style:family="presentation" style:parent-style-name="Default-title">
      <style:graphic-properties fo:min-height="1.677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745cm" fo:margin-bottom="0cm" fo:text-align="end" fo:text-indent="0cm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color="#004586"/>
    </style:style>
    <style:style style:name="P6" style:family="paragraph">
      <style:paragraph-properties fo:text-align="center"/>
    </style:style>
    <style:style style:name="P7" style:family="paragraph">
      <style:text-properties fo:font-family="'Liberation Mono'" style:font-style-name="Regular" style:font-family-generic="modern" style:font-pitch="fixed"/>
    </style:style>
    <style:style style:name="P8" style:family="paragraph">
      <style:text-properties fo:font-family="'Liberation Mono'" style:font-style-name="Regular" style:font-family-generic="modern" style:font-pitch="fixed" fo:font-size="14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color="#afd9ff" fo:font-size="26pt" fo:language="en" fo:country="US" style:font-size-asian="26pt" style:font-size-complex="26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000000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language="en" fo:country="US"/>
    </style:style>
    <style:style style:name="T6" style:family="text">
      <style:text-properties fo:color="#004586" fo:language="en" fo:country="US" fo:font-weight="bold" style:font-weight-asian="bold" style:font-weight-complex="bold"/>
    </style:style>
    <style:style style:name="T7" style:family="text">
      <style:text-properties fo:color="#314004" fo:language="en" fo:country="US" fo:font-weight="normal" style:font-weight-asian="normal" style:font-weight-complex="normal"/>
    </style:style>
    <style:style style:name="T8" style:family="text">
      <style:text-properties fo:color="#004586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Liberation Mono'" style:font-style-name="Regular" style:font-family-generic="modern" style:font-pitch="fixed"/>
    </style:style>
    <style:style style:name="T11" style:family="text">
      <style:text-properties fo:font-family="'Liberation Mono'" style:font-style-name="Regular" style:font-family-generic="modern" style:font-pitch="fixed" fo:font-size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05c0a" fo:font-size="100%"/>
      </text:list-level-style-number>
      <text:list-level-style-bullet text:level="2" text:bullet-char="–">
        <style:list-level-properties text:space-before="0.965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/>
        <style:text-properties fo:font-family="Wingdings" style:font-pitch="variable" style:font-charset="x-symbol" fo:color="#f05c0a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648cm"/>
        <style:text-properties fo:font-family="Wingdings" style:font-pitch="variable" style:font-charset="x-symbol" fo:color="#f05c0a" fo:font-size="100%"/>
      </text:list-level-style-bullet>
      <text:list-level-style-bullet text:level="2" text:bullet-char="–">
        <style:list-level-properties text:space-before="0.965cm" text:min-label-width="0.622cm"/>
        <style:text-properties fo:font-family="Arial" style:font-family-generic="swiss" style:font-pitch="variable" fo:color="#f05c0a" fo:font-size="100%"/>
      </text:list-level-style-bullet>
      <text:list-level-style-bullet text:level="3" text:bullet-char="">
        <style:list-level-properties text:space-before="1.905cm" text:min-label-width="0.657cm"/>
        <style:text-properties fo:font-family="Wingdings" style:font-pitch="variable" style:font-charset="x-symbol" fo:color="#f05c0a" fo:font-size="100%"/>
      </text:list-level-style-bullet>
      <text:list-level-style-bullet text:level="4" text:bullet-char="–">
        <style:list-level-properties text:space-before="2.879cm" text:min-label-width="0.613cm"/>
        <style:text-properties fo:font-family="Arial" style:font-family-generic="swiss" style:font-pitch="variable" fo:color="#f05c0a" fo:font-size="100%"/>
      </text:list-level-style-bullet>
      <text:list-level-style-bullet text:level="5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6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7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8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9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  <text:list-level-style-bullet text:level="10" text:bullet-char="">
        <style:list-level-properties text:space-before="4.127cm" text:min-label-width="0.476cm"/>
        <style:text-properties fo:font-family="Wingdings" style:font-pitch="variable" style:font-charset="x-symbol" fo:color="#f05c0a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311cm" svg:height="3.767cm" svg:x="3.417cm" svg:y="7.492cm" presentation:class="title" presentation:user-transformed="true">
          <draw:text-box>
            <text:list text:style-name="L1">
              <text:list-header>
                <text:p text:style-name="P1"><text:span text:style-name="T1">Policies</text:span></text:p>
              </text:list-header>
            </text:list>
          </draw:text-box>
        </draw:frame>
        <draw:frame presentation:style-name="pr2" draw:text-style-name="P2" draw:layer="layout" svg:width="20.271cm" svg:height="1.201cm" svg:x="3.461cm" svg:y="12.841cm">
          <draw:text-box>
            <text:list text:style-name="L2">
              <text:list-header>
                <text:p text:style-name="P3"><text:span text:style-name="T2">Matt Jordan, Engineering Manager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2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" draw:text-style-name="P2" draw:layer="layout" svg:width="13.74cm" svg:height="9.525cm" svg:x="2.65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236cm" svg:height="11.435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verview 1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17.009cm" svg:height="1.677cm" svg:x="4.038cm" svg:y="0.466cm" presentation:class="title" presentation:user-transformed="true">
          <draw:text-box>
            <text:list text:style-name="L1">
              <text:list-header>
                <text:p text:style-name="P4"><text:span text:style-name="T5">Policies</text:span></text:p>
              </text:list-header>
            </text:list>
          </draw:text-box>
        </draw:frame>
        <draw:frame presentation:style-name="pr5" draw:text-style-name="P5" draw:layer="layout" svg:width="18.521cm" svg:height="12.572cm" svg:x="3.5cm" svg:y="3.801cm" presentation:class="outline" presentation:user-transformed="true">
          <draw:text-box>
            <text:list text:style-name="L4">
              <text:list-item>
                <text:p><text:span text:style-name="T6">Mechanics of getting code into some version of Asterisk</text:span></text:p>
                <text:list>
                  <text:list-item>
                    <text:p xml:id="id1" text:id="id1"><text:span text:style-name="T7">Is my code appropriate for Asterisk?</text:span></text:p>
                  </text:list-item>
                  <text:list-item>
                    <text:p xml:id="id2" text:id="id2"><text:span text:style-name="T7">How does my code get into Asterisk?</text:span></text:p>
                  </text:list-item>
                  <text:list-item>
                    <text:p xml:id="id3" text:id="id3"><text:span text:style-name="T7">What resources are available to help me?</text:span></text:p>
                  </text:list-item>
                  <text:list-item>
                    <text:p xml:id="id4" text:id="id4"><text:span text:style-name="T7">Once my code is in Asterisk, how do I help maintain it?</text:span></text:p>
                  </text:list-item>
                  <text:list-item>
                    <text:p xml:id="id5" text:id="id5"><text:span text:style-name="T7">How can I help other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1" draw:text-style-name="P2" draw:layer="layout" svg:width="2.351cm" svg:height="0.481cm" svg:x="16.695cm" svg:y="24.915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2" draw:text-style-name="P2" draw:layer="layout" svg:width="8.246cm" svg:height="1.27cm" svg:x="10.791cm" svg:y="24.126cm">
            <text:list text:style-name="L3">
              <text:list-header>
                <text:p text:style-name="P1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9cm" svg:y="1.905cm" draw:page-number="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7.009cm" svg:height="1.677cm" svg:x="4.038cm" svg:y="0.466cm" presentation:class="title">
          <draw:text-box>
            <text:p>Is My Code Appropriate For Asterisk?</text:p>
          </draw:text-box>
        </draw:frame>
        <draw:frame presentation:style-name="pr8" draw:layer="layout" svg:width="18.521cm" svg:height="12.573cm" svg:x="3.5cm" svg:y="3.801cm" presentation:class="outline">
          <draw:text-box>
            <text:list text:style-name="L4">
              <text:list-item>
                <text:p><text:span text:style-name="T8">What does your code do?</text:span></text:p>
                <text:list>
                  <text:list-item>
                    <text:p>Bug fix</text:p>
                  </text:list-item>
                  <text:list-item>
                    <text:p>Improvement</text:p>
                  </text:list-item>
                  <text:list-item>
                    <text:p>New Feature</text:p>
                  </text:list-item>
                </text:list>
              </text:list-item>
              <text:list-item>
                <text:p xml:id="id6" text:id="id6"><text:span text:style-name="T8">Which Asterisk?</text:span></text:p>
                <text:list>
                  <text:list-item>
                    <text:p xml:id="id7" text:id="id7">Release branches (1.8, 10, 11)</text:p>
                  </text:list-item>
                  <text:list-item>
                    <text:p xml:id="id8" text:id="id8">Trunk</text:p>
                  </text:list-item>
                </text:list>
              </text:list-item>
              <text:list-item>
                <text:p xml:id="id9" text:id="id9"><text:span text:style-name="T8">LTS v STS</text:span></text:p>
                <text:list>
                  <text:list-item>
                    <text:p xml:id="id10" text:id="id10">Question of focus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3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Is My Code Appropriate For Asterisk?</text:p>
          </draw:text-box>
        </draw:frame>
        <draw:frame presentation:style-name="pr8" draw:layer="layout" svg:width="18.521cm" svg:height="12.573cm" svg:x="3.5cm" svg:y="3.801cm" presentation:class="outline">
          <draw:text-box>
            <text:list text:style-name="L4">
              <text:list-item>
                <text:p><text:span text:style-name="T8">Always appropriate (*)</text:span></text:p>
                <text:list>
                  <text:list-item>
                    <text:p>Bug fixes</text:p>
                  </text:list-item>
                  <text:list-item>
                    <text:p>Tests (Unit Tests/Asterisk Test Suite)</text:p>
                  </text:list-item>
                </text:list>
              </text:list-item>
              <text:list-item>
                <text:p><text:span text:style-name="T8">Very often appropriate</text:span></text:p>
                <text:list>
                  <text:list-item>
                    <text:p>Performance improvements</text:p>
                  </text:list-item>
                  <text:list-item>
                    <text:p>Functionality improvements</text:p>
                  </text:list-item>
                </text:list>
              </text:list-item>
              <text:list-item>
                <text:p><text:span text:style-name="T8">Hopefully appropriate</text:span></text:p>
                <text:list>
                  <text:list-item>
                    <text:p>New featur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4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3" presentation:use-date-time-name="dtd1">
        <office:forms form:automatic-focus="false" form:apply-design-mode="false"/>
        <draw:frame presentation:style-name="pr7" draw:layer="layout" svg:width="17.009cm" svg:height="1.677cm" svg:x="4.038cm" svg:y="0.466cm" presentation:class="title" presentation:user-transformed="true">
          <draw:text-box>
            <text:p>Features – Case Studies</text:p>
          </draw:text-box>
        </draw:frame>
        <draw:frame presentation:style-name="pr8" draw:layer="layout" svg:width="9.037cm" svg:height="12.573cm" svg:x="3.5cm" svg:y="3.801cm" presentation:class="outline">
          <draw:text-box>
            <text:list text:style-name="L4">
              <text:list-item>
                <text:p><text:span text:style-name="T8">Custom device state provider</text:span></text:p>
              </text:list-item>
              <text:list-item>
                <text:p><text:span text:style-name="T8">Alice subscribes to Bob's presence</text:span></text:p>
                <text:list>
                  <text:list-item>
                    <text:p>Force Bob to be Not Available during the evenings only for Alice</text:p>
                  </text:list-item>
                  <text:list-item>
                    <text:p>Custom module that intercepts device state</text:p>
                  </text:list-item>
                </text:list>
              </text:list-item>
            </text:list>
          </draw:text-box>
        </draw:frame>
        <draw:frame presentation:style-name="pr8" draw:layer="layout" svg:width="9.037cm" svg:height="12.573cm" svg:x="12.989cm" svg:y="3.801cm" presentation:class="outline">
          <draw:text-box>
            <text:list text:style-name="L4">
              <text:list-item>
                <text:p xml:id="id11" text:id="id11"><text:span text:style-name="T8">New Queue ring strategy</text:span></text:p>
              </text:list-item>
              <text:list-item>
                <text:p xml:id="id12" text:id="id12"><text:span text:style-name="T8">Two tiered ring strategy</text:span></text:p>
                <text:list>
                  <text:list-item>
                    <text:p xml:id="id13" text:id="id13">Ring using some strategy for some subset of members</text:p>
                  </text:list-item>
                  <text:list-item>
                    <text:p xml:id="id14" text:id="id14">If all of those members are unavailable, ring another subset of members using a different strateg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5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3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Features – Case Studies</text:p>
          </draw:text-box>
        </draw:frame>
        <draw:frame presentation:style-name="pr8" draw:layer="layout" svg:width="9.037cm" svg:height="12.573cm" svg:x="3.5cm" svg:y="3.801cm" presentation:class="outline" presentation:user-transformed="true">
          <draw:text-box>
            <text:list text:style-name="L4">
              <text:list-item>
                <text:p><text:span text:style-name="T8">Conference recording to voicemail</text:span></text:p>
                <text:list>
                  <text:list-item>
                    <text:p>At the end of a conference, transfer the recorded conference to some number of voicemail inboxes</text:p>
                  </text:list-item>
                </text:list>
              </text:list-item>
              <text:list-item>
                <text:p><text:span text:style-name="T8">Trade-offs</text:span></text:p>
                <text:list>
                  <text:list-item>
                    <text:p><text:span text:style-name="T9">Could be an enhancement to ConfBridge</text:span></text:p>
                  </text:list-item>
                  <text:list-item>
                    <text:p><text:span text:style-name="T9">Could be an AMI script</text:span></text:p>
                  </text:list-item>
                </text:list>
              </text:list-item>
            </text:list>
          </draw:text-box>
        </draw:frame>
        <draw:frame presentation:style-name="pr8" draw:layer="layout" svg:width="9.037cm" svg:height="12.573cm" svg:x="12.989cm" svg:y="3.801cm" presentation:class="outline" presentation:user-transformed="true">
          <draw:text-box>
            <text:list text:style-name="L4">
              <text:list-item>
                <text:p xml:id="id15" text:id="id15"><text:span text:style-name="T8">Video capable Jitter Buffer</text:span></text:p>
                <text:list>
                  <text:list-item>
                    <text:p xml:id="id16" text:id="id16">Current Jitter Buffer only handles audio frames</text:p>
                  </text:list-item>
                  <text:list-item>
                    <text:p xml:id="id17" text:id="id17">May be useful for video conferencing</text:p>
                  </text:list-item>
                </text:list>
              </text:list-item>
              <text:list-item>
                <text:p xml:id="id18" text:id="id18"><text:span text:style-name="T8">Must interact on the frames in Asteris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6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19" presentation:use-date-time-name="dtd1">
        <office:forms form:automatic-focus="false" form:apply-design-mode="false"/>
        <draw:frame presentation:style-name="pr7" draw:layer="layout" svg:width="17.009cm" svg:height="1.677cm" svg:x="4.038cm" svg:y="0.466cm" presentation:class="title">
          <draw:text-box>
            <text:p>How Does My Feature Get Into Asterisk?</text:p>
          </draw:text-box>
        </draw:frame>
        <draw:frame draw:style-name="gr5" draw:text-style-name="P6" draw:layer="layout" svg:width="5.08cm" svg:height="3.044cm" svg:x="1.27cm" svg:y="8.89cm">
          <draw:text-box>
            <text:p text:style-name="P6">Personal Development and Test</text:p>
          </draw:text-box>
        </draw:frame>
        <draw:frame draw:style-name="gr5" draw:text-style-name="P6" draw:layer="layout" svg:width="6.35cm" svg:height="2.113cm" svg:x="5.08cm" svg:y="3.175cm">
          <draw:text-box>
            <text:p text:style-name="P6">Create Issue in Issue Tracker</text:p>
          </draw:text-box>
        </draw:frame>
        <draw:frame draw:style-name="gr5" draw:text-style-name="P6" draw:layer="layout" svg:width="3.81cm" svg:height="2.113cm" svg:x="17.78cm" svg:y="13.335cm">
          <draw:text-box>
            <text:p text:style-name="P6">Peer Review</text:p>
          </draw:text-box>
        </draw:frame>
        <draw:frame draw:style-name="gr5" draw:layer="layout" svg:width="3.81cm" svg:height="1.182cm" svg:x="9.525cm" svg:y="16.845cm">
          <draw:text-box>
            <text:p>Commit</text:p>
          </draw:text-box>
        </draw:frame>
        <draw:g>
          <draw:custom-shape draw:style-name="gr6" draw:text-style-name="P6" draw:layer="layout" svg:width="6.35cm" svg:height="6.35cm" draw:transform="rotate (-2.33629773672035) translate (14.693cm 10.98cm)">
            <text:p/>
            <draw:enhanced-geometry svg:viewBox="0 0 21600 21600" draw:mirror-horizontal="false" draw:mirror-vertical="false" draw:text-areas="0 0 21600 21600" draw:type="circular-arrow" draw:modifiers="0.572366369449536 78.1648119096505 6475.4951408341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7" draw:text-style-name="P6" draw:layer="layout" svg:width="6.35cm" svg:height="6.35cm" draw:transform="rotate (2.56650666505718) translate (12.917cm 12.592cm)">
            <text:p/>
            <draw:enhanced-geometry svg:viewBox="0 0 21600 21600" draw:mirror-horizontal="false" draw:mirror-vertical="false" draw:text-areas="0 0 21600 21600" draw:type="circular-arrow" draw:modifiers="0.572366369449536 75.8648473139598 6928.5325127180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8" draw:text-style-name="P6" draw:layer="layout" svg:width="6.35cm" svg:height="6.35cm" svg:x="11.291cm" svg:y="9.082cm">
              <text:p/>
              <draw:enhanced-geometry svg:viewBox="0 0 21600 21600" draw:text-areas="0 0 21600 21600" draw:type="circular-arrow" draw:modifiers="0.572366369449536 59.5115293745802 6679.87694001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9" draw:text-style-name="P6" draw:layer="layout" svg:width="6.35cm" svg:height="6.35cm" draw:transform="rotate (1.01421082833371) translate (10.256cm 10.129cm)">
              <text:p/>
              <draw:enhanced-geometry svg:viewBox="0 0 21600 21600" draw:mirror-horizontal="false" draw:mirror-vertical="false" draw:text-areas="0 0 21600 21600" draw:type="circular-arrow" draw:modifiers="0.572366369449536 63.8027621543195 6752.57855859632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10" draw:text-style-name="P6" draw:layer="layout" svg:width="6.35cm" svg:height="6.35cm" draw:transform="rotate (-1.21474915938901) translate (13.964cm 9.146cm)">
              <text:p/>
              <draw:enhanced-geometry svg:viewBox="0 0 21600 21600" draw:text-areas="0 0 21600 21600" draw:type="circular-arrow" draw:modifiers="0.572366369449536 63.4414178055771 6735.70856217386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</draw:g>
        <draw:line draw:style-name="gr11" draw:layer="layout" svg:x1="7.12cm" svg:y1="15.675cm" svg:x2="10.93cm" svg:y2="11.865cm">
          <text:p/>
        </draw:line>
        <draw:frame draw:style-name="gr5" draw:text-style-name="P6" draw:layer="layout" svg:width="4.445cm" svg:height="2.113cm" svg:x="18.18cm" svg:y="6.142cm">
          <draw:text-box>
            <text:p text:style-name="P6">Feature Accepted</text:p>
          </draw:text-box>
        </draw:frame>
        <draw:frame draw:style-name="gr5" draw:layer="layout" svg:width="4.445cm" svg:height="2.113cm" svg:x="10.66cm" svg:y="9.09cm">
          <draw:text-box>
            <text:p text:style-name="P6">Feature</text:p>
            <text:p text:style-name="P6">Life Cycle</text:p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7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7.009cm" svg:height="1.677cm" svg:x="4.038cm" svg:y="0.466cm" presentation:class="title" presentation:user-transformed="true">
          <draw:text-box>
            <text:p>Resources</text:p>
          </draw:text-box>
        </draw:frame>
        <draw:frame presentation:style-name="pr8" draw:layer="layout" svg:width="19.36cm" svg:height="12.573cm" svg:x="3.5cm" svg:y="3.801cm" presentation:class="outline" presentation:user-transformed="true">
          <draw:text-box>
            <text:list text:style-name="L4">
              <text:list-item>
                <text:p><text:span text:style-name="T8">Jira:</text:span><text:line-break/>issues.asterisk.org</text:p>
              </text:list-item>
              <text:list-item>
                <text:p><text:span text:style-name="T8">Asterisk Wiki:</text:span><text:line-break/>wiki.asterisk.org</text:p>
              </text:list-item>
              <text:list-item>
                <text:p><text:span text:style-name="T8">Coding Guidelines:</text:span> wiki.asterisk.org/wiki/display/AST/Coding+Guidelines</text:p>
              </text:list-item>
              <text:list-item>
                <text:p><text:span text:style-name="T8">Asterisk source:</text:span><text:line-break/>svn.asterisk.org/svn/asterisk</text:p>
              </text:list-item>
              <text:list-item>
                <text:p><text:span text:style-name="T8">Test Suite source:</text:span><text:line-break/>svn.asterisk.org/svn/testsuite/asterisk</text:p>
              </text:list-item>
              <text:list-item>
                <text:p><text:span text:style-name="T8">Mailing list:</text:span><text:line-break/>[asterisk-dev|asterisk-users]@lists.digium.com</text:p>
              </text:list-item>
              <text:list-item>
                <text:p><text:span text:style-name="T8">IRC:</text:span><text:line-break/>#asterisk-dev, #asterisk, #asterisk-testing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8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Feature Acceptance</text:p>
          </draw:text-box>
        </draw:frame>
        <draw:frame presentation:style-name="pr8" draw:layer="layout" svg:width="18.521cm" svg:height="12.573cm" svg:x="3.5cm" svg:y="3.801cm" presentation:class="outline" presentation:user-transformed="true">
          <draw:text-box>
            <text:list text:style-name="L4">
              <text:list-item>
                <text:p><text:span text:style-name="T8">Create issue in issue tracker:</text:span></text:p>
                <text:list>
                  <text:list-item>
                    <text:p>Sign contributor license agreement</text:p>
                  </text:list-item>
                  <text:list-item>
                    <text:p>Attach new feature as patch (unified diff format please!)</text:p>
                  </text:list-item>
                </text:list>
              </text:list-item>
              <text:list-item>
                <text:p xml:id="id19" text:id="id19"><text:span text:style-name="T8">Two paths to inclusion:</text:span></text:p>
                <text:list>
                  <text:list-item>
                    <text:p xml:id="id20" text:id="id20">Picked up by Asterisk community developer</text:p>
                  </text:list-item>
                  <text:list-item>
                    <text:p xml:id="id21" text:id="id21">Queued up and handled by Digium Asterisk developer</text:p>
                  </text:list-item>
                </text:list>
              </text:list-item>
              <text:list-item>
                <text:p xml:id="id22" text:id="id22"><text:span text:style-name="T8">How long does it take?</text:span></text:p>
                <text:list>
                  <text:list-item>
                    <text:p xml:id="id23" text:id="id23">General usefulness to Asterisk community</text:p>
                  </text:list-item>
                  <text:list-item>
                    <text:p xml:id="id24" text:id="id24">Feature complexity</text:p>
                  </text:list-item>
                  <text:list-item>
                    <text:p xml:id="id25" text:id="id25">Intrusiveness of change</text:p>
                  </text:list-item>
                  <text:list-item>
                    <text:p xml:id="id26" text:id="id26">Tes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9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Reducing Feature Complexity</text:p>
          </draw:text-box>
        </draw:frame>
        <draw:frame presentation:style-name="pr8" draw:text-style-name="P7" draw:layer="layout" svg:width="22.225cm" svg:height="12.573cm" svg:x="1.27cm" svg:y="3.801cm" presentation:class="outline" presentation:user-transformed="true">
          <draw:text-box>
            <text:p><text:span text:style-name="T10">static struct ast_channel * do_things(char *c1, char *c2) {</text:span><text:span text:style-name="T10"><text:line-break/></text:span><text:span text:style-name="T10"> <text:s text:c="3"/>int i, j = 0, k, l = 16174;</text:span><text:span text:style-name="T10"><text:line-break/></text:span><text:span text:style-name="T10"> <text:s text:c="3"/>struct ast_channel* c, c3;</text:span></text:p>
            <text:p><text:span text:style-name="T10"><text:s text:c="4"/></text:span><text:span text:style-name="T10">/* Some dense, impenetrable code */</text:span><text:span text:style-name="T10"><text:line-break/></text:span><text:span text:style-name="T10"><text:line-break/></text:span><text:span text:style-name="T10"> <text:s text:c="3"/>if ( (c &amp;&amp; (i = j) ) ||(c3 &amp;&amp; (i=l))</text:span><text:span text:style-name="T10"><text:line-break/></text:span><text:span text:style-name="T10"> <text:s text:c="3"/>{</text:span><text:span text:style-name="T10"><text:line-break/></text:span><text:span text:style-name="T10"> <text:s text:c="7"/>frob_widget(c1, c3);</text:span><text:span text:style-name="T10"><text:line-break/></text:span><text:span text:style-name="T10"> <text:s text:c="7"/>return c3;</text:span><text:span text:style-name="T10"><text:line-break/></text:span><text:span text:style-name="T10">} <text:s text:c="4"/>else {</text:span><text:span text:style-name="T10"><text:line-break/></text:span><text:span text:style-name="T10"> <text:s text:c="7"/>frob_widget(c2, c); </text:span><text:span text:style-name="T10"><text:line-break/></text:span><text:span text:style-name="T10"> <text:s text:c="5"/>}</text:span><text:span text:style-name="T10"><text:line-break/></text:span><text:span text:style-name="T10"><text:line-break/></text:span><text:span text:style-name="T10"> <text:s text:c="3"/>return c; </text:span><text:span text:style-name="T10"><text:line-break/></text:span><text:span text:style-name="T10">}</text:span></text:p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0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3" presentation:use-date-time-name="dtd1">
        <office:forms form:automatic-focus="false" form:apply-design-mode="false"/>
        <draw:frame presentation:style-name="pr7" draw:layer="layout" svg:width="17.009cm" svg:height="1.677cm" svg:x="4.038cm" svg:y="0.466cm" presentation:class="title">
          <draw:text-box>
            <text:p>Reducing Feature Complexity</text:p>
          </draw:text-box>
        </draw:frame>
        <draw:frame presentation:style-name="pr8" draw:text-style-name="P8" draw:layer="layout" svg:width="11.716cm" svg:height="12.573cm" svg:x="0.984cm" svg:y="3.801cm" presentation:class="outline" presentation:user-transformed="true">
          <draw:text-box>
            <text:p><text:span text:style-name="T11">int res = 1;</text:span><text:span text:style-name="T11"><text:line-break/></text:span><text:span text:style-name="T11"><text:line-break/></text:span><text:span text:style-name="T11">if (!do_stuff()) <text:s/>{</text:span><text:span text:style-name="T11"><text:line-break/></text:span><text:span text:style-name="T11"> <text:s text:c="3"/>/* lots of code */</text:span></text:p>
            <text:p><text:span text:style-name="T11"><text:s text:c="4"/></text:span><text:span text:style-name="T11">if (!do_more_stuff()) {</text:span><text:span text:style-name="T11"><text:line-break/></text:span><text:span text:style-name="T11"> <text:s text:c="7"/>/* lots more code */</text:span></text:p>
            <text:p><text:span text:style-name="T11"><text:s text:c="8"/></text:span><text:span text:style-name="T11">if (!get_some_things()) { <text:s text:c="17"/>/* even more code */</text:span><text:span text:style-name="T11"><text:line-break/></text:span><text:span text:style-name="T11"> <text:s text:c="11"/>res = 0;</text:span><text:span text:style-name="T11"><text:line-break/></text:span><text:span text:style-name="T11"> <text:s text:c="7"/>}</text:span><text:span text:style-name="T11"><text:line-break/></text:span><text:span text:style-name="T11"> <text:s text:c="3"/>}</text:span><text:span text:style-name="T11"><text:line-break/></text:span><text:span text:style-name="T11">}</text:span></text:p>
            <text:p><text:span text:style-name="T11">return res;</text:span></text:p>
          </draw:text-box>
        </draw:frame>
        <draw:frame presentation:style-name="pr8" draw:text-style-name="P8" draw:layer="layout" svg:width="9.037cm" svg:height="12.573cm" svg:x="12.989cm" svg:y="3.801cm" presentation:class="outline">
          <draw:text-box>
            <text:p xml:id="id27" text:id="id27"><text:span text:style-name="T11">int res = 1;</text:span><text:span text:style-name="T11"><text:line-break/></text:span><text:span text:style-name="T11"><text:line-break/></text:span><text:span text:style-name="T11">do {</text:span><text:span text:style-name="T11"><text:line-break/></text:span><text:span text:style-name="T11"> <text:s text:c="3"/>if (do_stuff()) {</text:span><text:span text:style-name="T11"><text:line-break/></text:span><text:span text:style-name="T11"> <text:s text:c="7"/>break;</text:span><text:span text:style-name="T11"><text:line-break/></text:span><text:span text:style-name="T11"> <text:s text:c="3"/>}</text:span><text:span text:style-name="T11"><text:line-break/></text:span><text:span text:style-name="T11"> <text:s text:c="3"/>/* lots of code */</text:span></text:p>
            <text:p xml:id="id28" text:id="id28"><text:span text:style-name="T11"><text:s text:c="4"/></text:span><text:span text:style-name="T11">if (do_more_stuff()) {</text:span><text:span text:style-name="T11"><text:line-break/></text:span><text:span text:style-name="T11"> <text:s text:c="7"/>break;</text:span><text:span text:style-name="T11"><text:line-break/></text:span><text:span text:style-name="T11"> <text:s text:c="3"/>}</text:span><text:span text:style-name="T11"><text:line-break/></text:span><text:span text:style-name="T11"> <text:s text:c="3"/>/* lots more code */</text:span><text:span text:style-name="T11"><text:line-break/></text:span><text:span text:style-name="T11"><text:line-break/></text:span><text:span text:style-name="T11"> <text:s text:c="3"/>if (get_some_things()) {</text:span><text:span text:style-name="T11"><text:line-break/></text:span><text:span text:style-name="T11"> <text:s text:c="7"/>break;</text:span><text:span text:style-name="T11"><text:line-break/></text:span><text:span text:style-name="T11"> <text:s text:c="3"/>}</text:span><text:span text:style-name="T11"><text:line-break/></text:span><text:span text:style-name="T11"> <text:s text:c="3"/>/* even more code */</text:span></text:p>
            <text:p xml:id="id29" text:id="id29"><text:span text:style-name="T11"><text:s text:c="4"/></text:span><text:span text:style-name="T11">res = 0;</text:span><text:span text:style-name="T11"><text:line-break/></text:span><text:span text:style-name="T11">} while (0);</text:span><text:span text:style-name="T11"><text:line-break/></text:span><text:span text:style-name="T11"><text:line-break/></text:span><text:span text:style-name="T11">return res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11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3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>
          <draw:text-box>
            <text:p>Reducing Feature Complexity</text:p>
          </draw:text-box>
        </draw:frame>
        <draw:frame presentation:style-name="pr8" draw:text-style-name="P8" draw:layer="layout" svg:width="11.902cm" svg:height="13.979cm" svg:x="0.635cm" svg:y="3.801cm" presentation:class="outline" presentation:user-transformed="true">
          <draw:text-box>
            <text:p><text:span text:style-name="T11">static ast_str *really_long_method(void)</text:span><text:span text:style-name="T11"><text:line-break/></text:span><text:span text:style-name="T11">{</text:span><text:span text:style-name="T11"><text:line-break/></text:span><text:span text:style-name="T11"> <text:s text:c="3"/>struct ast_channel *temp1, *temp2;</text:span><text:span text:style-name="T11"><text:line-break/></text:span><text:span text:style-name="T11"> <text:s text:c="3"/>struct ast_str *temp;</text:span></text:p>
            <text:p><text:span text:style-name="T11"><text:s text:c="4"/></text:span><text:span text:style-name="T11">temp1 = ast_channel_get_by_name(“foo”);</text:span><text:span text:style-name="T11"><text:line-break/></text:span><text:span text:style-name="T11"> <text:s text:c="3"/>temp2 = ast_channel_get_by_name(“foo_peer”);</text:span></text:p>
            <text:p><text:span text:style-name="T11"><text:s text:c="4"/></text:span><text:span text:style-name="T11">if (temp1) {</text:span><text:span text:style-name="T11"><text:line-break/></text:span><text:span text:style-name="T11"> <text:s text:c="7"/>/* lots of code that manipulates temp1 */</text:span><text:span text:style-name="T11"><text:line-break/></text:span><text:span text:style-name="T11"> <text:s text:c="3"/>} else {</text:span><text:span text:style-name="T11"><text:line-break/></text:span><text:span text:style-name="T11"> <text:s text:c="6"/>ast_channel_unref(temp1);</text:span><text:span text:style-name="T11"><text:line-break/></text:span><text:span text:style-name="T11"> <text:s text:c="6"/>return NULL;</text:span><text:span text:style-name="T11"><text:line-break/></text:span><text:span text:style-name="T11"> <text:s text:c="3"/>}</text:span></text:p>
            <text:p><text:span text:style-name="T11"><text:s text:c="4"/></text:span><text:span text:style-name="T11">if (temp2) {</text:span><text:span text:style-name="T11"><text:line-break/></text:span><text:span text:style-name="T11"> <text:s text:c="6"/>/* lots of code that manipulates temp2 */</text:span><text:span text:style-name="T11"><text:line-break/></text:span><text:span text:style-name="T11"> <text:s text:c="3"/>} else {</text:span><text:span text:style-name="T11"><text:line-break/></text:span><text:span text:style-name="T11"> <text:s text:c="6"/>ast_channel_unref(temp2);</text:span><text:span text:style-name="T11"><text:line-break/></text:span><text:span text:style-name="T11"> <text:s text:c="6"/>return NULL;</text:span><text:span text:style-name="T11"><text:line-break/></text:span><text:span text:style-name="T11"> <text:s text:c="3"/>}</text:span></text:p>
            <text:p><text:span text:style-name="T11"><text:s text:c="4"/></text:span><text:span text:style-name="T11">if (!(temp = ast_str_create(128))) {</text:span><text:span text:style-name="T11"><text:line-break/></text:span><text:span text:style-name="T11"> <text:s text:c="7"/>ast_channel_unref(temp1);</text:span><text:span text:style-name="T11"><text:line-break/></text:span><text:span text:style-name="T11"> <text:s text:c="7"/>ast_channel_unref(temp2);</text:span><text:span text:style-name="T11"><text:line-break/></text:span><text:span text:style-name="T11"> <text:s text:c="7"/>return NULL;</text:span><text:span text:style-name="T11"><text:line-break/></text:span><text:span text:style-name="T11"> <text:s text:c="3"/>}</text:span><text:span text:style-name="T11"><text:line-break/></text:span><text:span text:style-name="T11"><text:line-break/></text:span><text:span text:style-name="T11"> <text:s text:c="3"/>/* Build string from temp1 and temp2 */</text:span><text:span text:style-name="T11"><text:line-break/></text:span><text:span text:style-name="T11"> <text:s text:c="3"/>ast_channel_unref(temp1);</text:span><text:span text:style-name="T11"><text:line-break/></text:span><text:span text:style-name="T11"> <text:s text:c="3"/>ast_channel_unref(temp2);</text:span><text:span text:style-name="T11"><text:line-break/></text:span><text:span text:style-name="T11"> <text:s text:c="3"/>return 0;</text:span><text:span text:style-name="T11"><text:line-break/></text:span><text:span text:style-name="T11">}</text:span></text:p>
          </draw:text-box>
        </draw:frame>
        <draw:frame presentation:style-name="pr8" draw:layer="layout" svg:width="12.411cm" svg:height="13.979cm" svg:x="12.989cm" svg:y="3.801cm" presentation:class="outline" presentation:user-transformed="true">
          <draw:text-box>
            <text:p xml:id="id30" text:id="id30"><text:span text:style-name="T11">static ast_str *shorter_method(void)</text:span><text:span text:style-name="T11"><text:line-break/></text:span><text:span text:style-name="T11">{</text:span><text:span text:style-name="T11"><text:line-break/></text:span><text:span text:style-name="T11"> <text:s text:c="3"/>struct ast_str *message = NULL;</text:span><text:span text:style-name="T11"><text:line-break/></text:span><text:span text:style-name="T11"><text:line-break/></text:span><text:span text:style-name="T11"> <text:s text:c="3"/>if (!(message = ast_str_create(128))) {</text:span><text:span text:style-name="T11"><text:line-break/></text:span><text:span text:style-name="T11"> <text:s text:c="7"/>goto error_cleanup;</text:span><text:span text:style-name="T11"><text:line-break/></text:span><text:span text:style-name="T11"> <text:s text:c="3"/>}</text:span></text:p>
            <text:p xml:id="id31" text:id="id31"><text:span text:style-name="T11"><text:s text:c="4"/></text:span><text:span text:style-name="T11">if (build_message_from_channel(&amp;message, “foo”) || </text:span><text:span text:style-name="T11"><text:line-break/></text:span><text:span text:style-name="T11"> <text:s text:c="7"/>build_message_from_channel(&amp;message,</text:span><text:span text:style-name="T11"><text:line-break/></text:span><text:span text:style-name="T11"> <text:s text:c="34"/>“foo_peer”)) {</text:span><text:span text:style-name="T11"><text:line-break/></text:span><text:span text:style-name="T11"> <text:s text:c="7"/>goto error_cleanup;</text:span><text:span text:style-name="T11"><text:line-break/></text:span><text:span text:style-name="T11"> <text:s text:c="3"/>}</text:span></text:p>
            <text:p xml:id="id32" text:id="id32"><text:span text:style-name="T11"><text:s text:c="4"/></text:span><text:span text:style-name="T11">return fmt_message;</text:span><text:span text:style-name="T11"><text:line-break/></text:span><text:span text:style-name="T11"><text:line-break/></text:span><text:span text:style-name="T11">error_cleanup:</text:span><text:span text:style-name="T11"><text:line-break/></text:span><text:span text:style-name="T11"> <text:s text:c="3"/>/* Assume there's more resources */</text:span><text:span text:style-name="T11"><text:line-break/></text:span><text:span text:style-name="T11"> <text:s text:c="3"/>ast_free(fmt_message);</text:span></text:p>
            <text:p xml:id="id33" text:id="id33"><text:span text:style-name="T11"><text:s text:c="4"/></text:span><text:span text:style-name="T11">return NULL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static int build_message_from_channel(struct ast_str **message, const char *name)</text:span><text:span text:style-name="T11"><text:line-break/></text:span><text:span text:style-name="T11">{</text:span><text:span text:style-name="T11"><text:line-break/></text:span><text:span text:style-name="T11"> <text:s text:c="3"/>/* Shared code */</text:span><text:span text:style-name="T11"><text:line-break/></text:span><text:span text:style-name="T11"> <text:s text:c="3"/>return 0; /* Success! */</text:span><text:span text:style-name="T11"><text:line-break/></text:span><text:span text:style-name="T11">}</text:span></text:p>
            <text:p xml:id="id34" text:id="id34"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12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Reducing Intrusiveness</text:p>
          </draw:text-box>
        </draw:frame>
        <draw:frame presentation:style-name="pr8" draw:layer="layout" svg:width="18.521cm" svg:height="12.573cm" svg:x="3.5cm" svg:y="3.801cm" presentation:class="outline" presentation:user-transformed="true">
          <draw:text-box>
            <text:list text:style-name="L4">
              <text:list-item>
                <text:p><text:span text:style-name="T8">At the Function level</text:span></text:p>
                <text:list>
                  <text:list-item>
                    <text:p>Can my code exist in a separate function?</text:p>
                  </text:list-item>
                  <text:list-item>
                    <text:p>Does it make sense to refactor existing code?</text:p>
                  </text:list-item>
                </text:list>
              </text:list-item>
              <text:list-item>
                <text:p xml:id="id35" text:id="id35"><text:span text:style-name="T8">At the File level</text:span></text:p>
                <text:list>
                  <text:list-item>
                    <text:p xml:id="id36" text:id="id36">Can I put my feature in a separate file?</text:p>
                  </text:list-item>
                  <text:list-item>
                    <text:p xml:id="id37" text:id="id37">(Not commonly done, but some examples exist)</text:p>
                  </text:list-item>
                </text:list>
              </text:list-item>
              <text:list-item>
                <text:p xml:id="id38" text:id="id38"><text:span text:style-name="T8">At the Module level</text:span></text:p>
                <text:list>
                  <text:list-item>
                    <text:p xml:id="id39" text:id="id39">Can this live as a separate Asterisk module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13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3" presentation:use-date-time-name="dtd1">
        <office:forms form:automatic-focus="false" form:apply-design-mode="false"/>
        <draw:frame presentation:style-name="pr7" draw:layer="layout" svg:width="17.009cm" svg:height="1.677cm" svg:x="4.038cm" svg:y="0.466cm" presentation:class="title">
          <draw:text-box>
            <text:p>Testing</text:p>
          </draw:text-box>
        </draw:frame>
        <draw:frame presentation:style-name="pr8" draw:layer="layout" svg:width="9.037cm" svg:height="12.573cm" svg:x="3.5cm" svg:y="3.801cm" presentation:class="outline" presentation:user-transformed="true">
          <draw:text-box>
            <text:list text:style-name="L4">
              <text:list-item>
                <text:p><text:span text:style-name="T8">Different levels of testing</text:span></text:p>
                <text:list>
                  <text:list-item>
                    <text:p>Developer “desktop” testing</text:p>
                  </text:list-item>
                  <text:list-item>
                    <text:p>Unit testing</text:p>
                  </text:list-item>
                  <text:list-item>
                    <text:p>Integration (functional)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<text:span text:style-name="T8">“</text:span><text:span text:style-name="T8">It worked on my system”</text:span></text:p>
                <text:list>
                  <text:list-item>
                    <text:p>Hard for anyone else to verify</text:p>
                  </text:list-item>
                  <text:list-item>
                    <text:p>Lots of unknowns</text:p>
                  </text:list-item>
                </text:list>
              </text:list-item>
            </text:list>
          </draw:text-box>
        </draw:frame>
        <draw:g xml:id="id40" draw:id="id40">
          <draw:line draw:style-name="gr12" draw:layer="layout" svg:x1="13.635cm" svg:y1="8.455cm" svg:x2="16.175cm" svg:y2="8.455cm">
            <text:p/>
          </draw:line>
          <draw:line draw:style-name="gr12" draw:layer="layout" svg:x1="14.905cm" svg:y1="10.26cm" svg:x2="17.445cm" svg:y2="10.26cm">
            <text:p/>
          </draw:line>
          <draw:line draw:style-name="gr12" draw:layer="layout" svg:x1="16.11cm" svg:y1="11.965cm" svg:x2="20.555cm" svg:y2="11.965cm">
            <text:p/>
          </draw:line>
          <draw:line draw:style-name="gr12" draw:layer="layout" svg:x1="15.34cm" svg:y1="13.77cm" svg:x2="19.785cm" svg:y2="13.77cm">
            <text:p/>
          </draw:line>
          <draw:frame draw:style-name="gr5" draw:text-style-name="P9" draw:layer="layout" svg:width="3.175cm" svg:height="6.171cm" svg:x="21.255cm" svg:y="7.92cm">
            <draw:text-box>
              <text:p><text:span text:style-name="T12">Desktop</text:span></text:p>
              <text:p><text:span text:style-name="T12"/></text:p>
              <text:p><text:span text:style-name="T12"/></text:p>
              <text:p><text:span text:style-name="T12">Unit</text:span><text:span text:style-name="T12"><text:line-break/></text:span><text:span text:style-name="T12"><text:line-break/></text:span><text:span text:style-name="T12"/></text:p>
              <text:p><text:span text:style-name="T12">Integration</text:span><text:span text:style-name="T12"><text:line-break/></text:span><text:span text:style-name="T12"><text:line-break/></text:span><text:span text:style-name="T12"/></text:p>
              <text:p><text:span text:style-name="T12">System</text:span></text:p>
            </draw:text-box>
          </draw:frame>
          <draw:line draw:style-name="gr13" draw:layer="layout" svg:x1="18.715cm" svg:y1="6.65cm" svg:x2="18.715cm" svg:y2="13.635cm">
            <text:p/>
          </draw:line>
          <draw:line draw:style-name="gr13" draw:layer="layout" svg:x1="15.205cm" svg:y1="6.415cm" svg:x2="15.205cm" svg:y2="10.22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14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Testing – Unit Testing</text:p>
          </draw:text-box>
        </draw:frame>
        <draw:frame presentation:style-name="pr8" draw:layer="layout" svg:width="18.521cm" svg:height="12.573cm" svg:x="3.5cm" svg:y="3.801cm" presentation:class="outline" presentation:user-transformed="true">
          <draw:text-box>
            <text:list text:style-name="L4">
              <text:list-item>
                <text:p><text:span text:style-name="T8">Asterisk Unit Test Framework</text:span></text:p>
                <text:list>
                  <text:list-item>
                    <text:p>Built into Asterisk</text:p>
                  </text:list-item>
                  <text:list-item>
                    <text:p>Enabled via TEST_FRAMEWORK</text:p>
                  </text:list-item>
                </text:list>
              </text:list-item>
              <text:list-item>
                <text:p><text:span text:style-name="T8">CLI interaction</text:span></text:p>
                <text:list>
                  <text:list-item>
                    <text:p>Show registered tests</text:p>
                  </text:list-item>
                  <text:list-item>
                    <text:p>Show results/generate results file</text:p>
                  </text:list-item>
                  <text:list-item>
                    <text:p>Execute tests</text:p>
                  </text:list-item>
                </text:list>
              </text:list-item>
              <text:list-item>
                <text:p><text:span text:style-name="T8">Test development</text:span></text:p>
                <text:list>
                  <text:list-item>
                    <text:p>Separate modules</text:p>
                  </text:list-item>
                  <text:list-item>
                    <text:p>Developed in unit being teste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5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Testing – Unit Testing</text:p>
          </draw:text-box>
        </draw:frame>
        <draw:frame presentation:style-name="pr8" draw:text-style-name="P8" draw:layer="layout" svg:width="18.521cm" svg:height="12.573cm" svg:x="3.5cm" svg:y="3.801cm" presentation:class="outline">
          <draw:text-box>
            <text:p><text:span text:style-name="T11">AST_TEST_DEFINE(sample_test)</text:span><text:span text:style-name="T11"><text:line-break/></text:span><text:span text:style-name="T11">{</text:span></text:p>
            <text:p><text:span text:style-name="T11"><text:s text:c="4"/></text:span><text:span text:style-name="T11">switch (cmd) {</text:span><text:span text:style-name="T11"><text:line-break/></text:span><text:span text:style-name="T11"> <text:s text:c="7"/>case TEST_INIT:</text:span><text:span text:style-name="T11"><text:line-break/></text:span><text:span text:style-name="T11"> <text:s text:c="11"/>info-&gt;name = "sample_test";</text:span><text:span text:style-name="T11"><text:line-break/></text:span><text:span text:style-name="T11"> <text:s text:c="11"/>info-&gt;category = "/main/sample/";</text:span><text:span text:style-name="T11"><text:line-break/></text:span><text:span text:style-name="T11"> <text:s text:c="11"/>info-&gt;summary = "sample unit test";</text:span><text:span text:style-name="T11"><text:line-break/></text:span><text:span text:style-name="T11"> <text:s text:c="11"/>info-&gt;description = "This demonstrates what is"</text:span><text:span text:style-name="T11"><text:line-break/></text:span><text:span text:style-name="T11"> <text:s text:c="31"/>" required to implement a"</text:span><text:span text:style-name="T11"><text:line-break/></text:span><text:span text:style-name="T11"> <text:s text:c="31"/>" unit test”</text:span><text:span text:style-name="T11"><text:line-break/></text:span><text:span text:style-name="T11"> <text:s text:c="11"/>return AST_TEST_NOT_RUN;</text:span></text:p>
            <text:p><text:span text:style-name="T11"><text:s text:c="8"/></text:span><text:span text:style-name="T11">case TEST_EXECUTE:</text:span><text:span text:style-name="T11"><text:line-break/></text:span><text:span text:style-name="T11"> <text:s text:c="11"/>break;</text:span><text:span text:style-name="T11"><text:line-break/></text:span><text:span text:style-name="T11"> <text:s text:c="3"/>}</text:span></text:p>
            <text:p><text:span text:style-name="T11"><text:s text:c="4"/></text:span><text:span text:style-name="T11">ast_test_status_update(test, "Executing sample test...\n");</text:span></text:p>
            <text:p><text:span text:style-name="T11"><text:s text:c="4"/></text:span><text:span text:style-name="T11">return AST_TEST_PASS;</text:span></text:p>
            <text:p><text:span text:style-name="T11">}</text:span></text:p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6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Testing – Unit Testing</text:p>
          </draw:text-box>
        </draw:frame>
        <draw:frame presentation:style-name="pr8" draw:layer="layout" svg:width="18.521cm" svg:height="12.573cm" svg:x="3.5cm" svg:y="3.801cm" presentation:class="outline">
          <draw:text-box>
            <text:list text:style-name="L4">
              <text:list-item>
                <text:p><text:span text:style-name="T8">Don't wait until after implementation!</text:span></text:p>
                <text:list>
                  <text:list-item>
                    <text:p>It's almost always “too late”</text:p>
                  </text:list-item>
                  <text:list-item>
                    <text:p>Unit tests help find things during development</text:p>
                  </text:list-item>
                </text:list>
              </text:list-item>
              <text:list-item>
                <text:p xml:id="id41" text:id="id41"><text:span text:style-name="T8">Need to think about:</text:span></text:p>
                <text:list>
                  <text:list-item>
                    <text:p xml:id="id42" text:id="id42">Mock objects</text:p>
                  </text:list-item>
                  <text:list-item>
                    <text:p xml:id="id43" text:id="id43">Fake system interactions</text:p>
                  </text:list-item>
                  <text:list-item>
                    <text:p xml:id="id44" text:id="id44">Interactions with other units</text:p>
                  </text:list-item>
                </text:list>
              </text:list-item>
              <text:list-item>
                <text:p xml:id="id45" text:id="id45"><text:span text:style-name="T8">Focus on:</text:span></text:p>
                <text:list>
                  <text:list-item>
                    <text:p xml:id="id46" text:id="id46">“Contract” guaranteed by your functions</text:p>
                  </text:list-item>
                  <text:list-item>
                    <text:p xml:id="id47" text:id="id47">Public facing func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17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Testing – Asterisk Test Suite</text:p>
          </draw:text-box>
        </draw:frame>
        <draw:frame presentation:style-name="pr8" draw:layer="layout" svg:width="18.521cm" svg:height="12.573cm" svg:x="3.5cm" svg:y="3.801cm" presentation:class="outline">
          <draw:text-box>
            <text:list text:style-name="L4">
              <text:list-item>
                <text:p><text:span text:style-name="T8">Automated test framework</text:span></text:p>
                <text:list>
                  <text:list-item>
                    <text:p>Orchestrates <text:span text:style-name="T13">n</text:span><text:span text:style-name="T14"> instances of Asterisk</text:span></text:p>
                  </text:list-item>
                  <text:list-item>
                    <text:p><text:span text:style-name="T14">Python</text:span></text:p>
                  </text:list-item>
                  <text:list-item>
                    <text:p><text:span text:style-name="T14">Lots of tool integration (SIPp, pjsua, starpy, etc.)</text:span></text:p>
                  </text:list-item>
                  <text:list-item>
                    <text:p>Focus on Integration level/functionality tests</text:p>
                  </text:list-item>
                </text:list>
              </text:list-item>
              <text:list-item>
                <text:p xml:id="id48" text:id="id48"><text:span text:style-name="T8">Functional testing</text:span></text:p>
                <text:list>
                  <text:list-item>
                    <text:p xml:id="id49" text:id="id49">Applications/functions</text:p>
                  </text:list-item>
                  <text:list-item>
                    <text:p xml:id="id50" text:id="id50">Resources (CDRs/CELs, etc.)</text:p>
                  </text:list-item>
                  <text:list-item>
                    <text:p xml:id="id51" text:id="id51"><text:span text:style-name="T15">Protocol testing</text:span></text:p>
                    <text:list>
                      <text:list-item>
                        <text:p xml:id="id52" text:id="id52">SIP</text:p>
                      </text:list-item>
                    </text:list>
                  </text:list-item>
                </text:list>
              </text:list-item>
              <text:list-item>
                <text:p xml:id="id53" text:id="id53"><text:span text:style-name="T8">Continuous Integration</text:span></text:p>
                <text:list>
                  <text:list-item>
                    <text:p xml:id="id54" text:id="id54">bamboo.asterisk.org/allPlans.action</text:p>
                  </text:list-item>
                  <text:list-item>
                    <text:p xml:id="id55" text:id="id55">All unit tests, all integration tes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4" draw:layer="layout" svg:width="11.659cm" svg:height="8.745cm" svg:x="3.734cm" svg:y="0.882cm" draw:page-number="18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Peer Review And Commit</text:p>
          </draw:text-box>
        </draw:frame>
        <draw:frame presentation:style-name="pr8" draw:layer="layout" svg:width="18.521cm" svg:height="12.573cm" svg:x="3.5cm" svg:y="3.801cm" presentation:class="outline">
          <draw:text-box>
            <text:list text:style-name="L4">
              <text:list-item>
                <text:p><text:span text:style-name="T8">Typically on Review Board</text:span></text:p>
                <text:list>
                  <text:list-item>
                    <text:p>Either you or an Asterisk developer</text:p>
                  </text:list-item>
                  <text:list-item>
                    <text:p>Sometimes in the Jira issue as well</text:p>
                  </text:list-item>
                </text:list>
              </text:list-item>
              <text:list-item>
                <text:p><text:span text:style-name="T8">Focus is on technical quality</text:span></text:p>
                <text:list>
                  <text:list-item>
                    <text:p>Coding guidelines!</text:p>
                  </text:list-item>
                  <text:list-item>
                    <text:p>Some opinions</text:p>
                  </text:list-item>
                  <text:list-item>
                    <text:p>Sometimes reviewers get it wrong</text:p>
                  </text:list-item>
                </text:list>
              </text:list-item>
              <text:list-item>
                <text:p><text:span text:style-name="T8">Multiple iterations</text:span></text:p>
              </text:list-item>
              <text:list-item>
                <text:p><text:span text:style-name="T8">Committing</text:span></text:p>
                <text:list>
                  <text:list-item>
                    <text:p>New features: trunk</text:p>
                  </text:list-item>
                  <text:list-item>
                    <text:p>Bugs: first release branch containing bug; merged up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19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17.009cm" svg:height="1.677cm" svg:x="4.038cm" svg:y="0.466cm" presentation:class="title" presentation:user-transformed="true">
          <draw:text-box>
            <text:p>How Can I Help Others?</text:p>
          </draw:text-box>
        </draw:frame>
        <draw:frame presentation:style-name="pr8" draw:layer="layout" svg:width="18.521cm" svg:height="12.573cm" svg:x="3.5cm" svg:y="3.801cm" presentation:class="outline">
          <draw:text-box>
            <text:list text:style-name="L4">
              <text:list-item>
                <text:p><text:span text:style-name="T8">Get involved!</text:span></text:p>
                <text:list>
                  <text:list-item>
                    <text:p>Lots of things on the issue tracker...</text:p>
                  </text:list-item>
                  <text:list-item>
                    <text:p>Project descriptions on wiki</text:p>
                  </text:list-item>
                  <text:list-item>
                    <text:p>Primary module maintainers</text:p>
                  </text:list-item>
                </text:list>
              </text:list-item>
              <text:list-item>
                <text:p><text:span text:style-name="T8">Get testing!</text:span></text:p>
                <text:list>
                  <text:list-item>
                    <text:p>Automated tests</text:p>
                  </text:list-item>
                  <text:list-item>
                    <text:p>Assist with new development projects/team branches</text:p>
                  </text:list-item>
                </text:list>
              </text:list-item>
              <text:list-item>
                <text:p><text:span text:style-name="T8">Review!</text:span></text:p>
                <text:list>
                  <text:list-item>
                    <text:p>Clean up existing patches/features</text:p>
                  </text:list-item>
                  <text:list-item>
                    <text:p>Provide constructive criticism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20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draw:page draw:name="Questions" draw:style-name="dp4" draw:master-page-name="Default" presentation:presentation-page-layout-name="AL4T19" presentation:use-date-time-name="dtd1">
        <office:forms form:automatic-focus="false" form:apply-design-mode="false"/>
        <draw:frame presentation:style-name="pr7" draw:layer="layout" svg:width="17.009cm" svg:height="1.677cm" svg:x="4.038cm" svg:y="0.466cm" presentation:class="title">
          <draw:text-box>
            <text:p>Questions?</text:p>
          </draw:text-box>
        </draw:frame>
        <presentation:notes draw:style-name="dp2" presentation:use-date-time-name="dtd1">
          <draw:page-thumbnail draw:style-name="gr4" draw:layer="layout" svg:width="11.659cm" svg:height="8.745cm" svg:x="3.734cm" svg:y="0.882cm" draw:page-number="21" presentation:class="page"/>
          <draw:frame presentation:style-name="pr9" draw:layer="layout" svg:width="17.515cm" svg:height="13.773cm" svg:x="0.881cm" svg:y="10.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t-to-size="shrink-to-fi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Default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Title1-outline1">
          <text:list-level-style-bullet text:level="1" text:bullet-char="">
            <style:list-level-properties text:min-label-width="0.648cm"/>
            <style:text-properties fo:font-family="Wingdings" style:font-pitch="variable" style:font-charset="x-symbol" fo:color="#f05c0a" fo:font-size="100%"/>
          </text:list-level-style-bullet>
          <text:list-level-style-bullet text:level="2" text:bullet-char="–">
            <style:list-level-properties text:space-before="0.965cm" text:min-label-width="0.622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 text:min-label-width="0.657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 text:min-label-width="0.613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 text:min-label-width="0.476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08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05c0a" fo:font-size="100%"/>
          </text:list-level-style-number>
          <text:list-level-style-bullet text:level="2" text:bullet-char="–">
            <style:list-level-properties text:space-before="0.965cm"/>
            <style:text-properties fo:font-family="Arial" style:font-family-generic="swiss" style:font-pitch="variable" fo:color="#f05c0a" fo:font-size="100%"/>
          </text:list-level-style-bullet>
          <text:list-level-style-bullet text:level="3" text:bullet-char="">
            <style:list-level-properties text:space-before="1.905cm"/>
            <style:text-properties fo:font-family="Wingdings" style:font-pitch="variable" style:font-charset="x-symbol" fo:color="#f05c0a" fo:font-size="100%"/>
          </text:list-level-style-bullet>
          <text:list-level-style-bullet text:level="4" text:bullet-char="–">
            <style:list-level-properties text:space-before="2.879cm"/>
            <style:text-properties fo:font-family="Arial" style:font-family-generic="swiss" style:font-pitch="variable" fo:color="#f05c0a" fo:font-size="100%"/>
          </text:list-level-style-bullet>
          <text:list-level-style-bullet text:level="5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6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7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8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9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  <text:list-level-style-bullet text:level="10" text:bullet-char="">
            <style:list-level-properties text:space-before="4.127cm"/>
            <style:text-properties fo:font-family="Wingdings" style:font-pitch="variable" style:font-charset="x-symbol" fo:color="#f05c0a" fo:font-size="100%"/>
          </text:list-level-style-bullet>
        </text:list-style>
      </style:graphic-properties>
      <style:paragraph-properties fo:margin-left="0cm" fo:margin-right="0cm" fo:margin-top="0.63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8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53a81" fo:font-size="9pt" fo:language="en" fo:country="US" style:font-size-asian="9pt" style:font-size-complex="9pt"/>
    </style:style>
    <style:style style:name="MT3" style:family="text">
      <style:text-properties fo:color="#053a81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style:style style:name="MT4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53a8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1" draw:style-name="Mgr3" draw:text-style-name="MP3" draw:layer="backgroundobjects" svg:width="25.4cm" svg:height="19.05cm" svg:x="0cm" svg:y="0cm">
        <draw:image xlink:href="Pictures/10000000000005DC0000046590B5A046.jpg" xlink:type="simple" xlink:show="embed" xlink:actuate="onLoad">
          <text:p/>
        </draw:image>
      </draw:frame>
      <draw:frame presentation:style-name="Default-outline1" draw:layer="backgroundobjects" svg:width="18.521cm" svg:height="12.573cm" svg:x="3.5cm" svg:y="3.801cm" presentation:class="outline" presentation:placeholder="true">
        <draw:text-box/>
      </draw:frame>
      <draw:custom-shape draw:name="Rectangle 9" draw:style-name="Mgr4" draw:text-style-name="MP5" draw:layer="backgroundobjects" svg:width="1.458cm" svg:height="0.382cm" svg:x="24.371cm" svg:y="18.373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7.009cm" svg:height="1.677cm" svg:x="4.038cm" svg:y="0.466cm" presentation:class="title" presentation:placeholder="true">
        <draw:text-box/>
      </draw:frame>
      <draw:custom-shape draw:name="Text Box 3" draw:style-name="Mgr5" draw:text-style-name="MP5" draw:layer="backgroundobjects" svg:width="11.771cm" svg:height="0.412cm" svg:x="6.193cm" svg:y="18.349cm">
        <text:list text:style-name="ML3">
          <text:list-header>
            <text:p text:style-name="MP6"><text:span text:style-name="MT3">Creative Innovation – Customer Satisfaction – Continual Quality Improv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Default-title" draw:layer="backgroundobjects" svg:width="11.659cm" svg:height="8.745cm" svg:x="3.734cm" svg:y="0.882cm" presentation:class="page"/>
        <draw:frame presentation:style-name="Default-notes" draw:layer="backgroundobjects" svg:width="17.515cm" svg:height="13.773cm" svg:x="0.881cm" svg:y="10.68cm" presentation:class="notes" presentation:placeholder="true">
          <draw:text-box/>
        </draw:frame>
        <draw:frame presentation:style-name="Mpr1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8" draw:style-name="Mgr3" draw:text-style-name="MP3" draw:layer="backgroundobjects" svg:width="25.4cm" svg:height="19.05cm" svg:x="0cm" svg:y="0cm">
        <draw:image xlink:href="Pictures/10000000000005DC000004654C825DD2.jpg" xlink:type="simple" xlink:show="embed" xlink:actuate="onLoad">
          <text:p/>
        </draw:image>
      </draw:frame>
      <draw:frame draw:name="Picture 19" draw:style-name="Mgr3" draw:text-style-name="MP3" draw:layer="backgroundobjects" svg:width="25.4cm" svg:height="19.05cm" svg:x="0cm" svg:y="0cm">
        <draw:image xlink:href="Pictures/10000000000005DC00000465C9BA9811.jpg" xlink:type="simple" xlink:show="embed" xlink:actuate="onLoad">
          <text:p/>
        </draw:image>
      </draw:frame>
      <draw:frame presentation:style-name="Title1-outline1" draw:layer="backgroundobjects" svg:width="18.521cm" svg:height="12.573cm" svg:x="3.5cm" svg:y="3.801cm" presentation:class="outline" presentation:placeholder="true">
        <draw:text-box/>
      </draw:frame>
      <draw:frame presentation:style-name="Title1-title" draw:layer="backgroundobjects" svg:width="17.009cm" svg:height="1.677cm" svg:x="4.038cm" svg:y="0.466cm" presentation:class="titl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page-thumbnail presentation:style-name="Title1-title" draw:layer="backgroundobjects" svg:width="11.659cm" svg:height="8.745cm" svg:x="3.734cm" svg:y="0.882cm" presentation:class="page"/>
        <draw:frame presentation:style-name="Title1-notes" draw:layer="backgroundobjects" svg:width="17.515cm" svg:height="13.773cm" svg:x="0.881cm" svg:y="10.68cm" presentation:class="notes" presentation:placeholder="true">
          <draw:text-box/>
        </draw:frame>
        <draw:frame presentation:style-name="Mpr2" draw:text-style-name="MP9" draw:layer="backgroundobjects" svg:width="2.351cm" svg:height="0.684cm" svg:x="16.694cm" svg:y="24.711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Digium</meta:initial-creator>
    <meta:creation-date>2009-06-08T08:14:27</meta:creation-date>
    <dc:creator>Matt Jordan</dc:creator>
    <dc:date>2012-10-21T15:28:41</dc:date>
    <meta:editing-cycles>128</meta:editing-cycles>
    <meta:editing-duration>P1DT20H9M15S</meta:editing-duration>
    <meta:generator>LibreOffice/3.3$Unix LibreOffice_project/330m19$Build-401</meta:generator>
    <meta:document-statistic meta:object-count="139"/>
  </office:meta>
</office:document-meta>
</file>